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09mm" table:align="left" style:writing-mode="lr-tb"/>
    </style:style>
    <style:style style:name="Table1.A" style:family="table-column">
      <style:table-column-properties style:column-width="93.72mm"/>
    </style:style>
    <style:style style:name="Table1.B" style:family="table-column">
      <style:table-column-properties style:column-width="7.57mm"/>
    </style:style>
    <style:style style:name="Table1.C" style:family="table-column">
      <style:table-column-properties style:column-width="26.16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5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4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margin-left="0mm" fo:margin-right="33.02mm" fo:line-height="5.29mm" fo:text-indent="0mm" style:auto-text-indent="false"/>
    </style:style>
    <style:style style:name="P3" style:family="paragraph" style:parent-style-name="Frame_20_contents">
      <style:paragraph-properties fo:margin-top="1.27mm" fo:margin-bottom="0.64mm" fo:line-height="101%"/>
    </style:style>
    <style:style style:name="P4" style:family="paragraph" style:parent-style-name="Frame_20_contents">
      <style:paragraph-properties fo:margin-top="1.91mm" fo:margin-bottom="2.12mm" fo:line-height="85%"/>
    </style:style>
    <style:style style:name="P5" style:family="paragraph" style:parent-style-name="Frame_20_contents">
      <style:paragraph-properties fo:margin-top="1.91mm" fo:margin-bottom="2.12mm">
        <style:tab-stops>
          <style:tab-stop style:position="53.73mm" style:type="right"/>
        </style:tab-stops>
      </style:paragraph-properties>
    </style:style>
    <style:style style:name="P6" style:family="paragraph" style:parent-style-name="Frame_20_contents">
      <style:paragraph-properties fo:margin-top="3.18mm" fo:margin-bottom="2.12mm" fo:line-height="85%"/>
    </style:style>
    <style:style style:name="P7" style:family="paragraph" style:parent-style-name="Frame_20_contents">
      <style:paragraph-properties fo:margin-left="41.91mm" fo:margin-right="0mm" fo:margin-top="1.91mm" fo:margin-bottom="2.12mm" fo:line-height="81%" fo:text-indent="0m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margin-top="0.12mm" fo:margin-bottom="0mm" fo:line-height="0.35mm" style:page-number="auto"/>
    </style:style>
    <style:style style:name="P10" style:family="paragraph" style:parent-style-name="Standard">
      <style:paragraph-properties fo:margin-top="2.54mm" fo:margin-bottom="0mm" fo:line-height="150%" fo:text-align="center" style:justify-single-word="false"/>
    </style:style>
    <style:style style:name="P11" style:family="paragraph" style:parent-style-name="Standard">
      <style:paragraph-properties fo:margin-top="1.91mm" fo:margin-bottom="0mm" fo:line-height="83%" fo:text-align="center" style:justify-single-word="false"/>
    </style:style>
    <style:style style:name="P12" style:family="paragraph" style:parent-style-name="Standard">
      <style:paragraph-properties fo:margin-top="1.91mm" fo:margin-bottom="0mm" fo:line-height="111%">
        <style:tab-stops>
          <style:tab-stop style:position="159.2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1.91mm" fo:margin-bottom="0mm" fo:line-height="85%">
        <style:tab-stops>
          <style:tab-stop style:position="159.2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1.91mm" fo:margin-bottom="0mm">
        <style:tab-stops>
          <style:tab-stop style:position="159.2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mm" fo:margin-right="7.3mm" fo:margin-top="9.53mm" fo:margin-bottom="0mm" fo:text-align="end" style:justify-single-word="false" fo:text-indent="0mm" style:auto-text-indent="false"/>
    </style:style>
    <style:style style:name="P16" style:family="paragraph" style:parent-style-name="Standard">
      <style:paragraph-properties fo:margin-left="0mm" fo:margin-right="7.3mm" fo:margin-top="1.27mm" fo:margin-bottom="0mm" fo:line-height="81%" fo:text-align="end" style:justify-single-word="false" fo:text-indent="0mm" style:auto-text-indent="false"/>
    </style:style>
    <style:style style:name="P17" style:family="paragraph" style:parent-style-name="Standard">
      <style:paragraph-properties fo:margin-top="0mm" fo:margin-bottom="0.92mm" fo:line-height="0.35mm"/>
    </style:style>
    <style:style style:name="P18" style:family="paragraph" style:parent-style-name="Standard">
      <style:paragraph-properties fo:margin-left="0mm" fo:margin-right="7.62mm" fo:line-height="88%" fo:text-align="end" style:justify-single-word="false" fo:text-indent="0mm" style:auto-text-indent="false"/>
    </style:style>
    <style:style style:name="P19" style:family="paragraph" style:parent-style-name="Standard">
      <style:paragraph-properties fo:margin-left="0mm" fo:margin-right="129.54mm" fo:margin-top="3.81mm" fo:margin-bottom="0mm" fo:line-height="200%" fo:text-indent="0mm" style:auto-text-indent="false"/>
    </style:style>
    <style:style style:name="P20" style:family="paragraph" style:parent-style-name="Standard">
      <style:paragraph-properties fo:margin-left="0mm" fo:margin-right="93.98mm" fo:margin-top="2.54mm" fo:margin-bottom="0mm" fo:text-indent="0mm" style:auto-text-indent="false"/>
    </style:style>
    <style:style style:name="P21" style:family="paragraph" style:parent-style-name="Standard">
      <style:paragraph-properties fo:margin-left="6.35mm" fo:margin-right="0mm" fo:margin-top="3.18mm" fo:margin-bottom="1.91mm" fo:text-indent="0mm" style:auto-text-indent="false">
        <style:tab-stops>
          <style:tab-stop style:position="159.26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6.35mm" fo:margin-right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61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8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21mm" fo:margin-bottom="0mm" fo:padding-left="0mm" fo:padding-right="0mm" fo:padding-top="2.12mm" fo:padding-bottom="0mm" fo:border-left="none" fo:border-right="none" fo:border-top="0.99pt dotted #000001" fo:border-bottom="none">
        <style:tab-stops>
          <style:tab-stop style:position="58.81mm" style:leader-style="dotted" style:leader-text="."/>
          <style:tab-stop style:position="72.97mm" style:leader-style="dotted" style:leader-text="."/>
          <style:tab-stop style:position="146.12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1.91mm" fo:margin-bottom="3.18mm">
        <style:tab-stops>
          <style:tab-stop style:position="75.51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88.9mm" fo:margin-right="0mm" fo:margin-top="3.81mm" fo:margin-bottom="1.91mm" fo:line-height="85%" fo:text-indent="0mm" style:auto-text-indent="false">
        <style:tab-stops>
          <style:tab-stop style:position="159.65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6.35mm" fo:margin-right="74.93mm" fo:margin-top="2.54mm" fo:margin-bottom="0mm" fo:text-indent="0mm" style:auto-text-indent="false"/>
    </style:style>
    <style:style style:name="P31" style:family="paragraph" style:parent-style-name="Standard">
      <style:paragraph-properties fo:margin-top="3.81mm" fo:margin-bottom="0mm"/>
    </style:style>
    <style:style style:name="P32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58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12.7mm" fo:margin-right="0mm" fo:margin-top="5.72mm" fo:margin-bottom="4.45mm" fo:text-indent="0mm" style:auto-text-indent="false">
        <style:tab-stops>
          <style:tab-stop style:position="159.58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mm" fo:margin-right="13.97mm" fo:margin-top="1.27mm" fo:margin-bottom="0mm" fo:text-indent="0mm" style:auto-text-indent="false"/>
    </style:style>
    <style:style style:name="T1" style:family="text">
      <style:text-properties fo:color="#000000" style:font-name="Times New Roman" fo:font-size="7.5pt" fo:letter-spacing="0.21mm" style:font-size-asian="7.5pt" style:text-scale="105%"/>
    </style:style>
    <style:style style:name="T2" style:family="text">
      <style:text-properties fo:color="#000000" style:font-name="Times New Roman" fo:font-size="7.5pt" fo:letter-spacing="0.25mm" style:font-size-asian="7.5pt" style:text-scale="105%"/>
    </style:style>
    <style:style style:name="T3" style:family="text">
      <style:text-properties fo:color="#000000" style:font-name="Times New Roman" fo:font-size="10.5pt" fo:letter-spacing="0.07mm" style:font-size-asian="10.5pt"/>
    </style:style>
    <style:style style:name="T4" style:family="text">
      <style:text-properties fo:color="#000000" style:font-name="Times New Roman" fo:font-size="10.5pt" fo:letter-spacing="0.02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-0.02mm" style:font-size-asian="10.5pt"/>
    </style:style>
    <style:style style:name="T7" style:family="text">
      <style:text-properties fo:color="#000000" style:font-name="Times New Roman" fo:font-size="10.5pt" fo:letter-spacing="0.14mm" style:font-size-asian="10.5pt"/>
    </style:style>
    <style:style style:name="T8" style:family="text">
      <style:text-properties fo:color="#000000" style:font-name="Times New Roman" fo:font-size="10.5pt" fo:letter-spacing="0.09mm" style:font-size-asian="10.5pt"/>
    </style:style>
    <style:style style:name="T9" style:family="text">
      <style:text-properties fo:color="#000000" style:font-name="Times New Roman" fo:font-size="10.5pt" fo:letter-spacing="0.25mm" style:font-size-asian="10.5pt"/>
    </style:style>
    <style:style style:name="T10" style:family="text">
      <style:text-properties fo:color="#000000" style:font-name="Times New Roman" fo:font-size="10.5pt" fo:letter-spacing="0.18mm" style:font-size-asian="10.5pt"/>
    </style:style>
    <style:style style:name="T11" style:family="text">
      <style:text-properties fo:color="#000000" style:font-name="Times New Roman" fo:font-size="10.5pt" fo:letter-spacing="-0.04mm" style:font-size-asian="10.5pt"/>
    </style:style>
    <style:style style:name="T12" style:family="text">
      <style:text-properties fo:color="#000000" style:font-name="Times New Roman" fo:font-size="10.5pt" fo:letter-spacing="0.12mm" style:font-size-asian="10.5pt"/>
    </style:style>
    <style:style style:name="T13" style:family="text">
      <style:text-properties fo:color="#000000" style:font-name="Times New Roman" fo:font-size="10.5pt" fo:letter-spacing="0.11mm" style:font-size-asian="10.5pt"/>
    </style:style>
    <style:style style:name="T14" style:family="text">
      <style:text-properties fo:color="#000000" style:font-name="Times New Roman" fo:font-size="10.5pt" fo:letter-spacing="0.05mm" style:font-size-asian="10.5pt"/>
    </style:style>
    <style:style style:name="T15" style:family="text">
      <style:text-properties fo:color="#000000" style:font-name="Times New Roman" fo:font-size="10.5pt" fo:letter-spacing="0.04mm" style:font-size-asian="10.5pt"/>
    </style:style>
    <style:style style:name="T16" style:family="text">
      <style:text-properties fo:color="#000000" style:font-name="Times New Roman" fo:font-size="14.5pt" fo:letter-spacing="0.11mm" fo:font-weight="bold" style:font-size-asian="14.5pt" style:font-weight-asian="bold" style:text-scale="95%"/>
    </style:style>
    <style:style style:name="T17" style:family="text">
      <style:text-properties fo:color="#000000" style:font-name="Times New Roman" fo:font-size="14.5pt" fo:letter-spacing="0.14mm" fo:font-weight="bold" style:font-size-asian="14.5pt" style:font-weight-asian="bold" style:text-scale="95%"/>
    </style:style>
    <style:style style:name="T18" style:family="text">
      <style:text-properties fo:color="#000000" style:font-name="Times New Roman" fo:font-size="9.5pt" style:font-size-asian="9.5pt"/>
    </style:style>
    <style:style style:name="T19" style:family="text">
      <style:text-properties fo:color="#000000" style:font-name="Times New Roman" fo:font-size="38pt" fo:font-weight="bold" style:font-size-asian="38pt" style:font-weight-asian="bold" style:text-scale="105%"/>
    </style:style>
    <style:style style:name="T20" style:family="text">
      <style:text-properties fo:color="#000000" style:font-name="Times New Roman" fo:font-size="8pt" fo:letter-spacing="0.14mm" style:font-size-asian="8pt"/>
    </style:style>
    <style:style style:name="T21" style:family="text">
      <style:text-properties fo:color="#000000" style:font-name="Times New Roman" fo:font-size="8pt" fo:letter-spacing="0.19mm" style:font-size-asian="8pt"/>
    </style:style>
    <style:style style:name="T22" style:family="text">
      <style:text-properties fo:color="#000000" style:font-name="Times New Roman" fo:font-size="8pt" fo:letter-spacing="0.18mm" style:font-size-asian="8pt"/>
    </style:style>
    <style:style style:name="T23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24" style:family="text">
      <style:text-properties fo:color="#000000" style:font-name="Times New Roman" fo:font-size="8pt" fo:letter-spacing="0.12mm" style:font-size-asian="8pt"/>
    </style:style>
    <style:style style:name="T25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26" style:family="text">
      <style:text-properties fo:color="#000000" style:font-name="Times New Roman" fo:font-size="10pt" fo:font-weight="bold" style:font-size-asian="10pt" style:font-weight-asian="bold"/>
    </style:style>
    <style:style style:name="T27" style:family="text">
      <style:text-properties fo:color="#000000" style:font-name="Times New Roman" fo:font-size="6pt" fo:letter-spacing="0.09mm" style:font-size-asian="6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4" svg:width="0.03mm" svg:height="0.03mm" svg:x="0mm" svg:y="0mm"><text:p/><draw:enhanced-geometry draw:type="0"/></draw:custom-shape><draw:custom-shape text:anchor-type="paragraph" draw:z-index="9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0"><text:span text:style-name="T1">THE COMPANIES ACT <text:line-break/></text:span><text:span text:style-name="T2">(CHAPTER 50)</text:span></text:p>
            <text:p text:style-name="P8"><text:span text:style-name="T3">Section 136 (1)</text:span></text:p>
            <text:p text:style-name="P11"><text:span text:style-name="T16">MEMORANDUM OF SATISFACTION <text:line-break/></text:span><text:span text:style-name="T17">OF REGISTERED CHARG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<text:span text:style-name="T18">FORM</text:span></text:p>
            <text:p text:style-name="P16"><text:span text:style-name="T19">41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7"/>
      <text:p text:style-name="P18"><text:span text:style-name="T20">Folio No</text:span></text:p>
      <text:p text:style-name="P19"><text:span text:style-name="T4">Name of Company: </text:span><text:span text:style-name="T5">Company No:</text:span></text:p>
      <text:p text:style-name="P20"><text:span text:style-name="T6">The Registrar of Companies &amp; Businesses, </text:span><text:span text:style-name="T5">Singapore</text:span></text:p>
      <text:p text:style-name="P21"><text:span text:style-name="T4">The abovenamed company hereby gives notice that the *<text:tab/></text:span></text:p>
      <text:p text:style-name="P27"><text:span text:style-name="T5">dated <text:tab/><text:tab/></text:span><text:span text:style-name="T7">, registered on <text:tab/></text:span><text:span text:style-name="T5"> 19<text:tab/></text:span></text:p>
      <text:p text:style-name="P12"><text:span text:style-name="T7">and numbered <text:tab/></text:span><text:span text:style-name="T8"> in the Register of Charges, created by the company in</text:span></text:p>
      <text:p text:style-name="P13"><text:span text:style-name="T5">favour of <text:tab/></text:span></text:p>
      <text:p text:style-name="P14"><text:span text:style-name="T7">for securing <text:tab/></text:span></text:p>
      <text:p text:style-name="P28"><text:span text:style-name="T9">was, on <text:tab/></text:span><text:span text:style-name="T5"><text:tab/></text:span><text:span text:style-name="T10">, paid or satisfied ttin full/to the extent of</text:span></text:p>
      <text:p text:style-name="P29"><text:span text:style-name="T5"><text:tab/> dollars.</text:span></text:p>
      <text:p text:style-name="P22"><draw:frame draw:style-name="fr1" text:anchor-type="paragraph" svg:x="111.64mm" svg:y="110.68mm" svg:width="48.52mm" svg:height="3.53mm" draw:z-index="2"><draw:text-box><text:p text:style-name="P1"><text:span text:style-name="T25">For Official Use</text:span></text:p></draw:text-box></draw:frame><draw:frame draw:style-name="fr1" text:anchor-type="paragraph" svg:x="92.34mm" svg:y="118.37mm" svg:width="67.82mm" svg:height="16.86mm" draw:z-index="3"><draw:text-box><text:p text:style-name="P2"><text:span text:style-name="T8">Date of Registration: </text:span><text:span text:style-name="T5">Receipt No:</text:span></text:p><text:p text:style-name="P3"><text:span text:style-name="T5">Checked By:</text:span></text:p></draw:text-box></draw:frame><draw:frame draw:style-name="fr1" text:anchor-type="paragraph" svg:x="0mm" svg:y="110.49mm" svg:width="84.28mm" svg:height="32.24mm" draw:z-index="4"><draw:text-box><text:p text:style-name="Frame_20_contents"><text:span text:style-name="T26">Lodged in the office of the Registrar of Companies &amp; Businesses by</text:span></text:p><text:p text:style-name="P4"><text:span text:style-name="T5">Name:</text:span></text:p><text:p text:style-name="P6"><text:span text:style-name="T5">Address:</text:span></text:p><text:p text:style-name="P5"><text:span text:style-name="T11">A/c No:<text:tab/></text:span><text:span text:style-name="T5">Tel No:</text:span></text:p><text:p text:style-name="P7"><text:span text:style-name="T5">Fax No:</text:span></text:p></draw:text-box></draw:frame><draw:frame draw:style-name="fr1" text:anchor-type="paragraph" svg:x="0mm" svg:y="145.42mm" svg:width="160.16mm" svg:height="2.58mm" draw:z-index="5"><draw:text-box><text:p text:style-name="Frame_20_contents"><text:span text:style-name="T27">Printed by Government Printers</text:span></text:p></draw:text-box></draw:frame><text:span text:style-name="T9">Dated this <text:tab/> day of <text:tab/></text:span><text:span text:style-name="T5"><text:tab/></text:span></text:p>
      <text:p text:style-name="P30"><text:span text:style-name="T12">The common seal of the abovenamed company) </text:span><text:span text:style-name="T10">was affixed hereto in the presence of</text:span></text:p>
      <text:p text:style-name="P23"><text:span text:style-name="T13">Signature: <text:tab/></text:span></text:p>
      <text:p text:style-name="P25"><text:span text:style-name="T3">Name of Director/Secretary: <text:tab/></text:span></text:p>
      <text:p text:style-name="P26"><text:span text:style-name="T13">Signature: <text:tab/></text:span></text:p>
      <text:p text:style-name="P26"><text:span text:style-name="T3">Name of Director/Secretary: <text:tab/></text:span></text:p>
      <text:p text:style-name="P31"><text:span text:style-name="T4">The abovenamed chargee hereby state and confirm that the charge, particulars of which are given above, </text:span><text:span text:style-name="T7">was paid or satisfied as stated above.</text:span></text:p>
      <text:p text:style-name="P24"><text:span text:style-name="T9">Dated this <text:tab/> day of <text:tab/></text:span><text:span text:style-name="T5"> 19<text:tab/></text:span></text:p>
      <text:p text:style-name="P32"><text:span text:style-name="T14">Signature of authorised representative of abovenamed chargee: <text:tab/></text:span></text:p>
      <text:p text:style-name="P33"><text:span text:style-name="T15">Name of authorised representative of the abovenamed chargee • <text:tab/></text:span></text:p>
      <text:p text:style-name="P34"><text:span text:style-name="T21">* Insert description of instrument creating or evidencing the charge, eg "trust deed", "mortgage", "debenture". </text:span><text:span text:style-name="T22">t Statement by the chargee of the payment, satisfaction, release or ceasing referred to in section 136 </text:span><text:span text:style-name="T23">(1).</text:span></text:p>
      <text:p text:style-name="Standard"><text:span text:style-name="T24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2.02mm" fo:page-height="293.81mm" style:num-format="1" style:print-orientation="portrait" fo:margin-top="9.53mm" fo:margin-bottom="38.36mm" fo:margin-left="25.93mm" fo:margin-right="24.5mm" style:writing-mode="lr-tb" style:layout-grid-color="#c0c0c0" style:layout-grid-lines="2459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46:00</meta:creation-date>
    <dc:date>2015-12-16T07:48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36" meta:word-count="213" meta:character-count="1342" meta:non-whitespace-character-count="11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